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3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./</text:p>
      <text:p text:style-name="P6">546 N. FIFTH STREET./</text:p>
      <text:p text:style-name="P7">PHILADELPHIA,<text:tab/>189/</text:p>
      <text:p text:style-name="P6"/>
      <text:p text:style-name="P6">[Front Cover]</text:p>
      <text:p text:style-name="P6">[Note: The number "67" is written in pencil and circled in the top right corner.]</text:p>
      <text:p text:style-name="P8">Forth<text:span text:style-name="T2"> For the Penitential Sabbath 1893/</text:span></text:p>
      <text:p text:style-name="P8"><text:span text:style-name="T2">[Hebrew]/</text:span></text:p>
      <text:p text:style-name="P8"><text:span text:style-name="T2"/></text:p>
      <text:p text:style-name="P9"><text:span text:style-name="T2">[Page 1]</text:span></text:p>
      <text:p text:style-name="P9"><text:span text:style-name="T2">A commercial house has collapsed; a savings/ fund has sunk; a mechanics' Bank has/ burst; a life insurance company has become/ insolvent. <text:s/>By such </text:span>news<text:span text:style-name="T2"> tidings readers of daily/ papers were startled </text:span>two<text:span text:style-name="T2"> some three months ago through the/ length and breadth of this land. <text:s/>Men noted for/ their self-possession, appeared bewildered. <text:s/>You/ asked for the reason of so painful a change, and/ the invariable answer was "the stringency in/ the money market, </text:span>caused<text:span text:style-name="T2"> brought about by unforseen failures/ among us and abroad. <text:s/>That is enough to upset/ people's mind." <text:s/>But he who thinks aright,/ or rather he who thinks righteously reflects/ and is saddened. <text:s/>He </text:span>reasons<text:span text:style-name="T2"> argues Persons who make for them-/-selves gods of silver and gold, </text:span><text:span text:style-name="T3">will</text:span><text:span text:style-name="T4"> show signs/ of a disordered intellect, when those false deities/ </text:span><text:span text:style-name="T5">manifest</text:span><text:span text:style-name="T4"> prove their inability to save [Hebrew]/ [Hebrew] For God is the sole sovereign Ruler, says the Rabinist. <text:s/>He/ has not delegated His power to objects which/ mortals are apt to consider all-mighty./</text:span></text:p>
      <text:p text:style-name="P9"><text:soft-page-break/><text:span text:style-name="T4"/></text:p>
      <text:p text:style-name="P9"><text:span text:style-name="T4">[Page 2]</text:span></text:p>
      <text:p text:style-name="P9"><text:span text:style-name="T4">We may sympathise[sic!] with human creatures/ in their trials and doubtless many and sore/ have been of late those endured in business circles, but ex-/-perience joins religion in teaching that nothing is/ a sport to dead chance; that a Supreme </text:span><text:span text:style-name="T5">Ruler</text:span><text:span text:style-name="T4">/ </text:span><text:span text:style-name="T5">Power</text:span><text:span text:style-name="T4"> Being has ordained causes and He directs their effects/ more unerringly than the skilful pilot steers his/ ship; that the infallible Guide </text:span><text:span text:style-name="T5">lets</text:span><text:span text:style-name="T4"> makes events that/ happen carry out the principles of absolute justice. <text:s/>To/ </text:span><text:span text:style-name="T5">say</text:span><text:span text:style-name="T4"> tell it </text:span><text:span text:style-name="T5">with</text:span><text:span text:style-name="T4"> in the language of the Rabbis. <text:s/>The Lord wishes us to/ </text:span><text:span text:style-name="T5">know</text:span><text:span text:style-name="T4"> understand [Hebrew] that there is a/ Judge who apportions to us all our due./ <text:s/></text:span></text:p>
      <text:p text:style-name="P9"><text:span text:style-name="T4">Life both national and individual has a mission and when we are too slow, or/ too slothful in its performance, we need be/ spurred on by a thrust. <text:s/>What some call mis-/fortune, believers will recognize as a heavenly ordination/ to subserve beneficent ends [Hebrew]/ For God does not afflict willingly to aggrieve the/ children of man. <text:s/>In that belief we, my/ fellow-Israelites </text:span><text:span text:style-name="T5">have been</text:span><text:span text:style-name="T4"> were born and bred. <text:s/>We bless/ the invisible Hand when it strikes, as when it dis-/penses gifts, because from the cradle we learned/</text:span></text:p>
      <text:p text:style-name="P9"><text:span text:style-name="T4"/></text:p>
      <text:p text:style-name="P9"><text:span text:style-name="T4">[Page 3]</text:span></text:p>
      <text:p text:style-name="P9"><text:span text:style-name="T4">to look upon it with the eyes of an enlightened/ faith, which see correctly. <text:s/>[Hebrew]/ Know that every thing is reckoned with </text:span><text:span text:style-name="T5">pre-</text:span><text:span text:style-name="T4"> exact/</text:span><text:span text:style-name="T5">-cision</text:span><text:span text:style-name="T4"> -ness. <text:s/>Such is the decision of wisdom drawn/ from the Fountain Head of Truth. <text:s/>The house of Israel/ has accepted that decision, therefore do its members/ yearly hold a convocation of the deepest solemnity./ <text:s/>The day of atonement, observed in all </text:span><text:span text:style-name="T5">lands</text:span><text:span text:style-name="T4"> countries where/ the outcasts of Judea have their domicile, stands/ forth to illustrate that doctrinal point of/ the Jewish religion, namely, God's Omniscience/ and his retributive justice. <text:s/>Our festivals, my/ brethren, have all an historical basis. <text:s/>At one season,/ we celebrate the traditional anniversary of the birth/day of creation; at another the Mosaic computing/ of the dawn of our nationality. <text:s/>Now we rejoice/ over our father's safety through howling wildernesses,/ anon we are made mentally to stand at the foot/ of Sinai. <text:s/>The thwarting of our enemies' plans/ and our signal victory over ungodliness in ancient/ </text:span></text:p>
      <text:p text:style-name="P9"><text:span text:style-name="T4"/></text:p>
      <text:p text:style-name="P9"><text:span text:style-name="T4">[Page 4]</text:span></text:p>
      <text:p text:style-name="P9"><text:span text:style-name="T4">times, call for </text:span><text:span text:style-name="T5">f</text:span><text:span text:style-name="T4"> our devotional gatherings./ <text:s/>Kippur alone bears a dogmatic significance./ <text:s/>It means this. <text:s/>A judicial sentence is pronounced/ on human actions at a faultless tribunal and/ it is carried out here as well as hereafter. <text:s/>The/ congregation of Jacob fast upon the day of atonement/ because self-denial </text:span><text:span text:style-name="T5">is the parent of</text:span><text:span text:style-name="T4"> is the germ </text:span><text:span text:style-name="T5">typifies a return to it</text:span><text:span text:style-name="T4"> the very the seminal principle of virtue. <text:s/>They/ pray for the forgiveness of sin, because they/ acknowledge sin to be the actual parent of suffering/ alike temporal and moral. <text:s/>They realize that/ to repent of misdeeds is to put on the armor/ of righteousness shielding from sufferings./ <text:s/>Happy we, happy our homes, our communities and/ our country, if the anguish of mind which commercial/ reverses have occasioned served to awaken</text:span><text:span text:style-name="T5">ed</text:span><text:span text:style-name="T4"> a sense of dependence/ on </text:span><text:span text:style-name="T5">righ</text:span><text:span text:style-name="T4"> virtue and righteousness for salvation; if those/ vicissitudes impressed all deeply with the lesson/ of Holy Writ that not gold but God reigns for/ ever, that [Hebrew] He who rears his/ fortress upon riches, builds on quick sand./ <text:s/>So convinced, we would endeavour to be lifted up/ on impregnable rocks, rather than heedlessly/</text:span></text:p>
      <text:p text:style-name="P9"><text:span text:style-name="T4"/></text:p>
      <text:p text:style-name="P9"><text:span text:style-name="T4">[Page 5]</text:span></text:p>
      <text:p text:style-name="P9"><text:span text:style-name="T4">lean for support on decaying matter. <text:s/>We would/ bestow more attention than we do on the means/ of ennobling our character, spiritualising[sic!] our </text:span><text:span text:style-name="T5">existence</text:span><text:span text:style-name="T4"> life./ <text:s/>We would pay less homage to a despotic ruler-lucre-/and more to the merciful Ruler Adonai. <text:s/>Not/ to despise the comforts which a well earned competence procures,/ but to employ it as a servant. <text:s/>Yes, as a servant obe-/-dient to our intelligent will and human instincts./ <text:s/>But so long as we allow </text:span><text:span text:style-name="T5">it</text:span><text:span text:style-name="T4"> lucre to tyrannize over us,/ demanding </text:span><text:soft-page-break/><text:span text:style-name="T4">our every day's attendance, not infrequently/ levying a tax on the hours, which we should devote to/ rest, and those which we should entirely give to the/ sweets of domestic life; so long as we voluntarily sur-/-render our free agency to an imaginary deity that/ cannot save, we run counter to the object of our/ existence and therefore become unmanned when losses/ are sustained. <text:s/>I fancy that I can hear some/ who had sacrificed the purest delights, the endear-/-ments of wife and children, the association of the/ </text:span><text:span text:style-name="T5">generous and liberal</text:span><text:span text:style-name="T4"> large hearted, the intercourse of the/ sincerely devout, all that to ceaselessly watch the/ turning of the wheel of Fortune, I fancy I can/</text:span></text:p>
      <text:p text:style-name="P9"><text:span text:style-name="T4"/></text:p>
      <text:p text:style-name="P9"><text:span text:style-name="T4">[Page 6]</text:span></text:p>
      <text:p text:style-name="P9"><text:span text:style-name="T4">hear </text:span><text:span text:style-name="T5">them</text:span><text:span text:style-name="T4"> each cry out against himself [Hebrew]/ [Hebrew] "Behold a man who/ did not make God his strength, but trusted in/ abundant riches, and made himself strong in wrong"./</text:span></text:p>
      <text:p text:style-name="P9"><text:span text:style-name="T4"><text:tab/>Let none rejoice </text:span><text:span text:style-name="T5">because</text:span><text:span text:style-name="T4"> when the ways of the Lord/ are thus vindicated. <text:s/>Heartless must </text:span><text:span text:style-name="T5">be that being</text:span><text:span text:style-name="T4"> he be,/ who withholds his sympathies from his neighbor/ mentally distressed. <text:s/>The </text:span><text:span text:style-name="T5">skepticism</text:span><text:span text:style-name="T4"> store philosophy which breeds/ indifference to the ills affecting mankind, has/ no harbor within the borders of Judaism./ <text:s/>Nor dares a Hebrew set himself up as Judge/ </text:span><text:span text:style-name="T5">against</text:span><text:span text:style-name="T4"> about the shortcomings and unwise acts of his/ fellow mortals [Hebrew] <text:s/>Do not/ condemn others, till thou art placed in the/ same situation, is the charitable maxim</text:span><text:span text:style-name="T5">s</text:span><text:span text:style-name="T4"> of a Sage,/ who would check a disposition to fault finding--/so prone to it we all unhappily are! <text:s/>But re-/-ligion whose ways lead to pleasantness, and/ whose all paths are conducive to peace [Hebrew]/ religion utters truths, suggestive of an instruction that/ may reclaim the incautious. <text:s/></text:span><text:span text:style-name="T5">At this time</text:span><text:span text:style-name="T4">/ </text:span><text:span text:style-name="T5">of our year</text:span><text:span text:style-name="T4"> That beneficent mentor, that Divine/</text:span></text:p>
      <text:p text:style-name="P9"><text:span text:style-name="T4"/></text:p>
      <text:p text:style-name="P9"><text:span text:style-name="T4">[Page 7]</text:span></text:p>
      <text:p text:style-name="P9"><text:span text:style-name="T4">Messenger is sent among men to declare an overweening love/ for money, a sin bearing the seed</text:span><text:span text:style-name="T5">s</text:span><text:span text:style-name="T4"> of chastisement/ [Hebrew]. <text:s/>There are riches, says/ the oldest preacher, kept by the owner thereof to/ his injury. <text:s/>Suasively religion appeals/ to our intellects, that we may not recklessly/ defeat the object of our having been created for/ immortality. <text:s/>Religion proclaims that [Hebrew]/ [Hebrew] the heavens, even the heavens/ are the Lord's, and the earth He gave to the/ children of man, not that the last e revered from/ the first, but that it may </text:span><text:span text:style-name="T5">progr</text:span><text:span text:style-name="T4"> prove a progressive/ step to our higher ascent. <text:s/>Religion tells us that the/ earth is the school of human advancement. <text:s/>In it we/ must diligently work for our perfectibility and from/ it we shall rise spiritually, if our aspirations had been/ spiritual. <text:s/>Religion draws a moral from the heart-/-burnings occasioned by a misapplication of our/ faculties; by the centering of our powers on the attain-/-ment of fleeting goods. <text:s/>And in order to guide/ our spirits upward, it pictures a confiding trust in/ the Almighty as a central pillar in the upholding/</text:span></text:p>
      <text:p text:style-name="P9"><text:span text:style-name="T4"/></text:p>
      <text:p text:style-name="P9"><text:span text:style-name="T4">[Page 8]</text:span></text:p>
      <text:p text:style-name="P9"><text:span text:style-name="T4">of our character, contentment as the wealth of/ our soul. <text:s/>[Hebrew]. <text:s/>He is rich, who/ enjoys his allotted portion. <text:s/>How enamored/ we ought to be with a religion, whose maxims/ are radiant lights to lead us on safely, through/ the intricate paths of our earthly career. <text:s/>How gra-/-teful we ought to be to a religion, which gives us/ the assurance that should we even have strayed/ away, we can regain the way of salvation, if we/ lay hold of the rod of self correction--the staff of re-/-pentance. <text:s/>Israelites. that religion addresses each/ of us at this solemn period of our year. <text:s/>It speaks/ in inspiring </text:span><text:span text:style-name="T5">acts</text:span><text:span text:style-name="T4"> accents of God's forgiveness and love./ <text:s/>It reaches the joyous assurances which we have/ read in the prophetic lesson of this penitential/ Sabbath "I will heal their backslidings, I will/ love them freely, for My anger is turned away/ from them. <text:s/>I will be as the dew to Israel. <text:s/>He/ shall blossom as the lily and cast forth his/ roots as Lebanon. <text:s/>His branches shall spread/ and his beauty shall be as the olive tree, and/ his fragrance like that of Lebanon./</text:span></text:p>
      <text:p text:style-name="P9"><text:span text:style-name="T4"/></text:p>
      <text:p text:style-name="P9"><text:span text:style-name="T4">[Page 9]</text:span></text:p>
      <text:p text:style-name="P9"><text:span text:style-name="T4">May it be so, O Lord of our salvation. <text:s/>Calm/ the agitation of human hearts; restore to them/ the Joys of </text:span><text:soft-page-break/><text:span text:style-name="T4">confidence and contentment. <text:s/>Bid/ sickness flee apace, command a lasting cure/ for those who suffer. <text:s/>May the mourners/ look up to Thee with eyes whose tears faith/ in immortality has wiped away, and vouch-/-safe to destine for American success as a reward/ for her children's self denying patriotism, security/ at home, good will and honors abroa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3T13:59:51.88</meta:creation-date>
    <meta:document-statistic meta:table-count="0" meta:image-count="0" meta:object-count="0" meta:page-count="5" meta:paragraph-count="88" meta:word-count="1738" meta:character-count="10736"/>
    <dc:date>2012-06-13T15:12:51.48</dc:date>
    <dc:creator>Penn Libraries</dc:creator>
    <meta:editing-duration>PT00H08M08S</meta:editing-duration>
    <meta:editing-cycles>1</meta:editing-cycles>
    <meta:generator>OpenOffice.org/3.2$Win32 OpenOffice.org_project/320m12$Build-9483</meta:generator>
  </office:meta>
</office:document-meta>
</file>